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6.87916666666667cm"/>
    </style:style>
    <style:style style:name="co4" style:family="table-column">
      <style:table-column-properties fo:break-before="auto" style:column-width="3.04270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45520833333333cm"/>
    </style:style>
    <style:style style:name="ro1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xo_1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Default_1">
            <text:p>t (h)</text:p>
          </table:table-cell>
          <table:table-cell office:value-type="float" office:value="504" table:style-name="Default_1">
            <text:p>504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nc</text:p>
          </table:table-cell>
          <table:table-cell office:value-type="float" office:value="12" table:style-name="Default_1">
            <text:p>12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uc</text:p>
          </table:table-cell>
          <table:table-cell office:value-type="float" office:value="1" table:style-name="Default_1">
            <text:p>1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Pc</text:p>
          </table:table-cell>
          <table:table-cell office:value-type="float" office:value="10" table:formula="of:=120/[.B2]" table:style-name="Default_1">
            <text:p>10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nm</text:p>
          </table:table-cell>
          <table:table-cell office:value-type="float" office:value="10" table:style-name="Default_1">
            <text:p>10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Pm</text:p>
          </table:table-cell>
          <table:table-cell office:value-type="float" office:value="0.3725" table:formula="of:=0.3725" table:style-name="Default_1">
            <text:p>0.3725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PUE</text:p>
          </table:table-cell>
          <table:table-cell office:value-type="float" office:value="1.67" table:style-name="Default_1">
            <text:p>1.67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E</text:p>
          </table:table-cell>
          <table:table-cell office:value-type="float" office:value="104.13685799999999" table:formula="of:=[.B1]*(([.B2]*[.B4]*[.B3])+([.B5]*[.B6]))*[.B7]*0.001" table:style-name="Default_1">
            <text:p>104.136858</text:p>
          </table:table-cell>
          <table:table-cell table:style-name="Default_1"/>
          <table:table-cell office:value-type="string" table:style-name="Default_1">
            <text:p>E (green Algo)</text:p>
          </table:table-cell>
          <table:table-cell office:value-type="float" office:value="104.14" table:style-name="Default_1">
            <text:p>104.14</text:p>
          </table:table-cell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CI</text:p>
          </table:table-cell>
          <table:table-cell office:value-type="float" office:value="475" table:style-name="Default_1">
            <text:p>475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C</text:p>
          </table:table-cell>
          <table:table-cell office:value-type="float" office:value="49.465007549999996" table:formula="of:=[.B9]*[.B11]/1000" table:style-name="Default_1">
            <text:p>49.46500755</text:p>
          </table:table-cell>
          <table:table-cell office:value-type="string" table:style-name="Default_1">
            <text:p><text:s/>← notre calcul de l’emprunte carbone</text:p>
          </table:table-cell>
          <table:table-cell office:value-type="string" table:style-name="Default_1">
            <text:p>C (green Algo)</text:p>
          </table:table-cell>
          <table:table-cell office:value-type="float" office:value="49.47" table:style-name="Default_1">
            <text:p>49.47</text:p>
          </table:table-cell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table:number-columns-repeated="2" table:style-name="Default_1"/>
          <table:table-cell office:value-type="string" table:style-name="Default_1">
            <text:p>Les valeurs correspondent</text:p>
          </table:table-cell>
          <table:table-cell table:number-columns-repeated="2" table:style-name="Default_1"/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PSF</text:p>
          </table:table-cell>
          <table:table-cell office:value-type="float" office:value="11" table:style-name="Default_1">
            <text:p>11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impact</text:p>
          </table:table-cell>
          <table:table-cell office:value-type="float" office:value="544.11508304999995" table:formula="of:=[.B13]*[.B17]" table:style-name="Default_1">
            <text:p>544.1150831</text:p>
          </table:table-cell>
          <table:table-cell office:value-type="string" table:style-name="Default_1">
            <text:p><text:s/>← 11 niveaux d’énergie testés</text:p>
          </table:table-cell>
          <table:table-cell table:number-columns-repeated="2" table:style-name="Default_1"/>
          <table:table-cell table:number-columns-repeated="16379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année arbre (PSF)</text:p>
          </table:table-cell>
          <table:table-cell office:value-type="float" office:value="49.285786508152164" table:formula="of:=[.B19]/(0.92*12)" table:style-name="Default_1">
            <text:p>49.28578651</text:p>
          </table:table-cell>
          <table:table-cell table:number-columns-repeated="3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année arbre (sans PSF)</text:p>
          </table:table-cell>
          <table:table-cell office:value-type="float" office:value="4.4805260461956511" table:formula="of:=[.B13]/(0.92*12)" table:style-name="Default_1">
            <text:p>4.480526046</text:p>
          </table:table-cell>
          <table:table-cell table:number-columns-repeated="3" table:style-name="Default_1"/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Exo_1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t (h)</text:p>
          </table:table-cell>
          <table:table-cell office:value-type="float" office:value="79" table:style-name="ce1">
            <text:p>7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64" table:style-name="ce1">
            <text:p>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0.627" table:style-name="ce1">
            <text:p>0.6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c</text:p>
          </table:table-cell>
          <table:table-cell office:value-type="float" office:value="255.64" table:style-name="ce1">
            <text:p>255.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m</text:p>
          </table:table-cell>
          <table:table-cell office:value-type="float" office:value="0.3725" table:formula="of:=0.3725" table:style-name="ce1">
            <text:p>0.37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E</text:p>
          </table:table-cell>
          <table:table-cell office:value-type="float" office:value="1.67" table:style-name="ce1">
            <text:p>1.6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353.8718501556002" table:formula="of:=[.B1]*(([.B2]*[.B4]*[.B3])+([.B5]*[.B6]))*[.B7]*0.001" table:style-name="ce1">
            <text:p>1353.87185</text:p>
          </table:table-cell>
          <table:table-cell table:style-name="ce1"/>
          <table:table-cell office:value-type="string" table:style-name="ce1">
            <text:p>E (green Algo)</text:p>
          </table:table-cell>
          <table:table-cell office:value-type="float" office:value="104.14" table:style-name="ce1">
            <text:p>104.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I</text:p>
          </table:table-cell>
          <table:table-cell office:value-type="float" office:value="475" table:style-name="ce1">
            <text:p>47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643.08912882391019" table:formula="of:=[.B9]*[.B11]/1000" table:style-name="ce1">
            <text:p>643.0891288</text:p>
          </table:table-cell>
          <table:table-cell office:value-type="string" table:style-name="ce1">
            <text:p><text:s/>← notre calcul de l’emprunte carbone</text:p>
          </table:table-cell>
          <table:table-cell office:value-type="string" table:style-name="ce1">
            <text:p>C (green Algo)</text:p>
          </table:table-cell>
          <table:table-cell office:value-type="float" office:value="49.47" table:style-name="ce1">
            <text:p>49.47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s valeurs correspondent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F</text:p>
          </table:table-cell>
          <table:table-cell office:value-type="float" office:value="100" table:style-name="ce1">
            <text:p>10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mpact</text:p>
          </table:table-cell>
          <table:table-cell office:value-type="float" office:value="64308.912882391021" table:formula="of:=[.B13]*[.B17]" table:style-name="ce1">
            <text:p>64308.91288</text:p>
          </table:table-cell>
          <table:table-cell office:value-type="string" table:style-name="ce1">
            <text:p><text:s/>← 100 niveaux d’énergie testé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ée arbre (PSF)</text:p>
          </table:table-cell>
          <table:table-cell office:value-type="float" office:value="5825.0826886223749" table:formula="of:=[.B19]/(0.92*12)" table:style-name="ce1">
            <text:p>5825.08268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née arbre (sans PSF)</text:p>
          </table:table-cell>
          <table:table-cell office:value-type="float" office:value="58.250826886223741" table:formula="of:=[.B13]/(0.92*12)" table:style-name="ce1">
            <text:p>58.25082689</text:p>
          </table:table-cell>
          <table:table-cell table:number-columns-repeated="16382" table:style-name="ce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8</meta:generator>
    <dc:creator>MARTY Francois</dc:creator>
    <meta:creation-date>2025-12-04T14:26:23Z</meta:creation-date>
    <dc:date>2025-12-04T15:56:13Z</dc:date>
    <meta:editing-cycles>4</meta:editing-cycles>
    <meta:editing-duration>PT1951S</meta:editing-duration>
  </office:meta>
</office:document-meta>
</file>